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0064787" calcext:value-type="float">
            <text:p>0.000647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067581" calcext:value-type="float">
            <text:p>0.000675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70576" calcext:value-type="float">
            <text:p>0.00070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073789" calcext:value-type="float">
            <text:p>0.000737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0077236" calcext:value-type="float">
            <text:p>0.000772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080937" calcext:value-type="float">
            <text:p>0.0008093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084912" calcext:value-type="float">
            <text:p>0.000849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89185" calcext:value-type="float">
            <text:p>0.0008918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09378" calcext:value-type="float">
            <text:p>0.00093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98724" calcext:value-type="float">
            <text:p>0.000987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104049" calcext:value-type="float">
            <text:p>0.001040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109786" calcext:value-type="float">
            <text:p>0.0010978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115972" calcext:value-type="float">
            <text:p>0.0011597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122647" calcext:value-type="float">
            <text:p>0.001226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129854" calcext:value-type="float">
            <text:p>0.0012985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137642" calcext:value-type="float">
            <text:p>0.0013764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146064" calcext:value-type="float">
            <text:p>0.001460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155177" calcext:value-type="float">
            <text:p>0.0015517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165047" calcext:value-type="float">
            <text:p>0.001650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175745" calcext:value-type="float">
            <text:p>0.001757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187349" calcext:value-type="float">
            <text:p>0.0018734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199946" calcext:value-type="float">
            <text:p>0.0019994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213632" calcext:value-type="float">
            <text:p>0.0021363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228514" calcext:value-type="float">
            <text:p>0.002285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244708" calcext:value-type="float">
            <text:p>0.002447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262346" calcext:value-type="float">
            <text:p>0.002623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281572" calcext:value-type="float">
            <text:p>0.002815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302547" calcext:value-type="float">
            <text:p>0.0030254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325448" calcext:value-type="float">
            <text:p>0.003254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350474" calcext:value-type="float">
            <text:p>0.0035047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0377844" calcext:value-type="float">
            <text:p>0.0037784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407805" calcext:value-type="float">
            <text:p>0.0040780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440628" calcext:value-type="float">
            <text:p>0.0044062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476618" calcext:value-type="float">
            <text:p>0.004766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516113" calcext:value-type="float">
            <text:p>0.0051611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055949" calcext:value-type="float">
            <text:p>0.00559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0607171" calcext:value-type="float">
            <text:p>0.0060717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00659626" calcext:value-type="float">
            <text:p>0.0065962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071738" calcext:value-type="float">
            <text:p>0.007173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781021" calcext:value-type="float">
            <text:p>0.0078102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0851203" calcext:value-type="float">
            <text:p>0.0085120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0928661" calcext:value-type="float">
            <text:p>0.009286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1014215" calcext:value-type="float">
            <text:p>0.0101421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108783" calcext:value-type="float">
            <text:p>0.0110878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121339" calcext:value-type="float">
            <text:p>0.01213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1329187" calcext:value-type="float">
            <text:p>0.01329187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1457458" calcext:value-type="float">
            <text:p>0.0145745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1599641" calcext:value-type="float">
            <text:p>0.015996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1757346" calcext:value-type="float">
            <text:p>0.017573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932371" calcext:value-type="float">
            <text:p>0.0193237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2126725" calcext:value-type="float">
            <text:p>0.021267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2342655" calcext:value-type="float">
            <text:p>0.0234265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2582666" calcext:value-type="float">
            <text:p>0.025826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284955" calcext:value-type="float">
            <text:p>0.028495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3146416" calcext:value-type="float">
            <text:p>0.031464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3476719" calcext:value-type="float">
            <text:p>0.0347671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3844292" calcext:value-type="float">
            <text:p>0.0384429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4253378" calcext:value-type="float">
            <text:p>0.042533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4708657" calcext:value-type="float">
            <text:p>0.0470865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5215279" calcext:value-type="float">
            <text:p>0.0521527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778888" calcext:value-type="float">
            <text:p>0.0577888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6405637" calcext:value-type="float">
            <text:p>0.0640563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7102204" calcext:value-type="float">
            <text:p>0.0710220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7875785" calcext:value-type="float">
            <text:p>0.0787578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8734076" calcext:value-type="float">
            <text:p>0.0873407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9685234" calcext:value-type="float">
            <text:p>0.0968523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10737809" calcext:value-type="float">
            <text:p>0.107378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11900638" calcext:value-type="float">
            <text:p>0.1190063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318271" calcext:value-type="float">
            <text:p>0.13182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14592976" calcext:value-type="float">
            <text:p>0.1459297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16140104" calcext:value-type="float">
            <text:p>0.161401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17832193" calcext:value-type="float">
            <text:p>0.1783219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19676413" calcext:value-type="float">
            <text:p>0.1967641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21678603" calcext:value-type="float">
            <text:p>0.216786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23842824" calcext:value-type="float">
            <text:p>0.2384282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26170877" calcext:value-type="float">
            <text:p>0.2617087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28661832" calcext:value-type="float">
            <text:p>0.2866183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1311568" calcext:value-type="float">
            <text:p>0.3131156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4112395" calcext:value-type="float">
            <text:p>0.341123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705278" calcext:value-type="float">
            <text:p>0.37052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0117228" calcext:value-type="float">
            <text:p>0.4011722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3286362" calcext:value-type="float">
            <text:p>0.4328636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46537218" calcext:value-type="float">
            <text:p>0.465372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49843766" calcext:value-type="float">
            <text:p>0.498437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53177658" calcext:value-type="float">
            <text:p>0.5317765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6509141" calcext:value-type="float">
            <text:p>0.5650914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9808102" calcext:value-type="float">
            <text:p>0.598081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3045148" calcext:value-type="float">
            <text:p>0.6304514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6192658" calcext:value-type="float">
            <text:p>0.6619265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9225712" calcext:value-type="float">
            <text:p>0.692257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2122844" calcext:value-type="float">
            <text:p>0.72122844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3:53:01.005000000</meta:creation-date>
    <dc:date>2024-10-15T18:11:40.779000000</dc:date>
    <meta:editing-duration>PT4M22S</meta:editing-duration>
    <meta:editing-cycles>4</meta:editing-cycles>
    <meta:generator>LibreOffice/7.4.2.3$Windows_X86_64 LibreOffice_project/382eef1f22670f7f4118c8c2dd222ec7ad009daf</meta:generator>
    <meta:document-statistic meta:table-count="1" meta:cell-count="187" meta:object-count="0"/>
  </office:meta>
</office:document-meta>
</file>